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a6df" officeooo:paragraph-rsid="001da6df"/>
    </style:style>
    <style:style style:name="P2" style:family="paragraph" style:parent-style-name="Standard">
      <style:paragraph-properties fo:text-align="start" style:justify-single-word="false"/>
      <style:text-properties officeooo:rsid="001da6df" officeooo:paragraph-rsid="001da6d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a6df" officeooo:paragraph-rsid="001da6df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a6df" officeooo:paragraph-rsid="001da6df"/>
    </style:style>
    <style:style style:name="P5" style:family="paragraph" style:parent-style-name="Standard">
      <style:paragraph-properties fo:text-align="center" style:justify-single-word="false"/>
      <style:text-properties officeooo:rsid="001da6df" officeooo:paragraph-rsid="001da6d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f70a6" officeooo:paragraph-rsid="001f70a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3b9ef" officeooo:paragraph-rsid="0023b9ef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2beca" officeooo:paragraph-rsid="0022bec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1373e" officeooo:paragraph-rsid="0021373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66630" officeooo:paragraph-rsid="00266630"/>
    </style:style>
    <style:style style:name="P11" style:family="paragraph" style:parent-style-name="Standard">
      <style:paragraph-properties fo:text-align="center" style:justify-single-word="false"/>
      <style:text-properties officeooo:rsid="00266630" officeooo:paragraph-rsid="00266630"/>
    </style:style>
    <style:style style:name="T1" style:family="text">
      <style:text-properties officeooo:rsid="001e553a"/>
    </style:style>
    <style:style style:name="T2" style:family="text">
      <style:text-properties officeooo:rsid="001f70a6"/>
    </style:style>
    <style:style style:name="T3" style:family="text">
      <style:text-properties officeooo:rsid="0022beca"/>
    </style:style>
    <style:style style:name="T4" style:family="text">
      <style:text-properties officeooo:rsid="0023b9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ye sensor <text:span text:style-name="T1">requirements</text:span></text:p>
      <text:p text:style-name="P1">Bill Mania</text:p>
      <text:p text:style-name="P1"><text:a xlink:type="simple" xlink:href="mailto:bill@manialabs.us" text:style-name="Internet_20_link" text:visited-style-name="Visited_20_Internet_20_Link">bill@manialabs.us</text:a></text:p>
      <text:p text:style-name="P1">25 Oct 2018</text:p>
      <text:p text:style-name="P11">v1</text:p>
      <text:p text:style-name="P2"/>
      <text:p text:style-name="P2">A description of the requirements for integrating a Turner Cyclops 7F Rhodamine WT sensor with a Riptide μUUV and MOOS.</text:p>
      <text:p text:style-name="P2"/>
      <text:list xml:id="list2643466347833709384" text:style-name="L1">
        <text:list-item>
          <text:p text:style-name="P10">The sensor is located at the front of the vehicle, to maximize its exposure to the seawater environment as the vehicle moves</text:p>
        </text:list-item>
        <text:list-item>
          <text:p text:style-name="P4">The gain of the sensor must be adjustable via software at run-time</text:p>
        </text:list-item>
        <text:list-item>
          <text:p text:style-name="P4">The sensor reading must be published at a rate of one Hertz</text:p>
        </text:list-item>
        <text:list-item>
          <text:p text:style-name="P6">The current sensor reading is published via the MOOS variable DYE_VALUE</text:p>
          <text:list>
            <text:list-item>
              <text:p text:style-name="P6">Positive floating point value</text:p>
            </text:list-item>
            <text:list-item>
              <text:p text:style-name="P6">Inclusive range of 0.00 to 5.00</text:p>
            </text:list-item>
            <text:list-item>
              <text:p text:style-name="P7">0.00 indicates seawater with no detectable dye</text:p>
            </text:list-item>
            <text:list-item>
              <text:p text:style-name="P7">5.00 indicates pure dye with no seawater</text:p>
            </text:list-item>
            <text:list-item>
              <text:p text:style-name="P6">Rounded to the nearest 0.01</text:p>
            </text:list-item>
          </text:list>
        </text:list-item>
        <text:list-item>
          <text:p text:style-name="P4">The current gain setting must be published at a rate of one-tenth Hertz</text:p>
        </text:list-item>
        <text:list-item>
          <text:p text:style-name="P4">The gain of the sensor is adjusted using the MOOS variable DYE_<text:span text:style-name="T2">SET_</text:span>GAIN</text:p>
          <text:list>
            <text:list-item>
              <text:p text:style-name="P6">Positive integer value</text:p>
            </text:list-item>
            <text:list-item>
              <text:p text:style-name="P6">One of 1, 10, and 100</text:p>
            </text:list-item>
          </text:list>
        </text:list-item>
        <text:list-item>
          <text:p text:style-name="P4">The current gain setting is published via the MOOS variable DYE_<text:span text:style-name="T2">GAIN</text:span></text:p>
          <text:list>
            <text:list-item>
              <text:p text:style-name="P6">Positive integer value</text:p>
            </text:list-item>
            <text:list-item>
              <text:p text:style-name="P6">During normal operation, one of 1, 10, and 100</text:p>
            </text:list-item>
            <text:list-item>
              <text:p text:style-name="P6">A special gain value of 0 indicates an error with the sensor system</text:p>
            </text:list-item>
          </text:list>
        </text:list-item>
        <text:list-item>
          <text:p text:style-name="P6">The sensor can be placed in CALIBRATION or OPERATION mode</text:p>
        </text:list-item>
        <text:list-item>
          <text:p text:style-name="P6">The mode of the sensor is <text:span text:style-name="T3">set</text:span> by the MOOS variable DYE_MODE</text:p>
          <text:list>
            <text:list-item>
              <text:p text:style-name="P8">String value</text:p>
            </text:list-item>
            <text:list-item>
              <text:p text:style-name="P8">A value of “C<text:span text:style-name="T4">AL</text:span>” will reset the sensor system, halt the publishing of DYE_VALUE, set the DYE_GAIN value to 1, and begin sampling the current environment, treating it as the background for a DYE_VALUE of 0.00</text:p>
            </text:list-item>
            <text:list-item>
              <text:p text:style-name="P8">A value of “O<text:span text:style-name="T4">P</text:span>” will complete the calibration process and place the sensor in OPERATION mode</text:p>
            </text:list-item>
          </text:list>
        </text:list-item>
        <text:list-item>
          <text:p text:style-name="P9">A defined latency between reading the sensor value and publishing the MOOS variable</text:p>
          <text:list>
            <text:list-item>
              <text:p text:style-name="P9">Latency no greater than 100 milliseconds</text:p>
            </text:list-item>
            <text:list-item>
              <text:p text:style-name="P9">Variation in latency no greater than 10 millisecond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8:44:56.998116894</meta:creation-date>
    <dc:date>2018-10-25T09:10:08.454016830</dc:date>
    <meta:editing-duration>PT22M3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314" meta:character-count="1716" meta:non-whitespace-character-count="1458"/>
  </office:meta>
</office:document-meta>
</file>